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b9bb" officeooo:paragraph-rsid="0005b9bb" style:font-weight-asian="bold" style:font-weight-complex="bold"/>
    </style:style>
    <style:style style:name="P2" style:family="paragraph" style:parent-style-name="Standard">
      <style:text-properties fo:font-weight="bold" officeooo:rsid="0006ca11" officeooo:paragraph-rsid="0006ca11" style:font-weight-asian="bold" style:font-weight-complex="bold"/>
    </style:style>
    <style:style style:name="P3" style:family="paragraph" style:parent-style-name="Standard" style:list-style-name="L1">
      <style:text-properties fo:font-weight="normal" officeooo:rsid="0005b9bb" officeooo:paragraph-rsid="0005b9bb" style:font-weight-asian="normal" style:font-weight-complex="normal"/>
    </style:style>
    <style:style style:name="P4" style:family="paragraph" style:parent-style-name="Standard">
      <style:text-properties fo:font-weight="normal" officeooo:rsid="0006ca11" officeooo:paragraph-rsid="0006ca11" style:font-weight-asian="normal" style:font-weight-complex="normal"/>
    </style:style>
    <style:style style:name="P5" style:family="paragraph" style:parent-style-name="Standard" style:list-style-name="L1">
      <style:text-properties officeooo:paragraph-rsid="0005b9bb"/>
    </style:style>
    <style:style style:name="P6" style:family="paragraph" style:parent-style-name="Standard" style:list-style-name="L1">
      <style:text-properties officeooo:rsid="0005b9bb" officeooo:paragraph-rsid="0005b9bb"/>
    </style:style>
    <style:style style:name="P7" style:family="paragraph" style:parent-style-name="Standard">
      <style:text-properties officeooo:rsid="0005b9bb" officeooo:paragraph-rsid="0005b9b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b9b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s to use the engine : </text:p>
      <text:list xml:id="list160938489366256186" text:style-name="L1">
        <text:list-item>
          <text:p text:style-name="P3">Install nltk</text:p>
          <text:list>
            <text:list-item>
              <text:p text:style-name="P3">$pip install nltk</text:p>
            </text:list-item>
            <text:list-item>
              <text:p text:style-name="P3">after installing nltk , install punct of nltk.</text:p>
              <text:list>
                <text:list-item>
                  <text:p text:style-name="P3">$python</text:p>
                </text:list-item>
                <text:list-item>
                  <text:p text:style-name="P3">nltk.download(‘punct’)</text:p>
                </text:list-item>
              </text:list>
            </text:list-item>
          </text:list>
        </text:list-item>
        <text:list-item>
          <text:p text:style-name="P5"><text:span text:style-name="T2">Install flask</text:span></text:p>
          <text:list>
            <text:list-item>
              <text:p text:style-name="P5"><text:span text:style-name="T2">$pip install flask</text:span></text:p>
            </text:list-item>
          </text:list>
        </text:list-item>
        <text:list-item>
          <text:p text:style-name="P5"><text:span text:style-name="T2">PreProcess the data.</text:span></text:p>
          <text:list>
            <text:list-item>
              <text:p text:style-name="P5"><text:span text:style-name="T2">Go to the Searcher directory</text:span></text:p>
            </text:list-item>
            <text:list-item>
              <text:p text:style-name="P5"><text:span text:style-name="T2">$python indexBuilder.py</text:span></text:p>
            </text:list-item>
          </text:list>
        </text:list-item>
        <text:list-item>
          <text:p text:style-name="P5"><text:span text:style-name="T2">Run flask</text:span></text:p>
          <text:list>
            <text:list-item>
              <text:p text:style-name="P5"><text:span text:style-name="T2">$python FlaskApp.py</text:span></text:p>
            </text:list-item>
            <text:list-item>
              <text:p text:style-name="P6"><text:span text:style-name="T1">Go to 127.0.0.1:5000</text:span></text:p>
            </text:list-item>
            <text:list-item>
              <text:p text:style-name="P6"><text:span text:style-name="T1">Enter your query. UI should be pretty intuitive </text:span></text:p>
            </text:list-item>
          </text:list>
        </text:list-item>
      </text:list>
      <text:p text:style-name="P7"><text:span text:style-name="T1"/></text:p>
      <text:p text:style-name="P2">Various classes :</text:p>
      <text:p text:style-name="P4"/>
      <text:p text:style-name="P4">Please read the Design Document included 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22:37:00.286349103</meta:creation-date>
    <dc:date>2017-10-02T22:42:41.416611752</dc:date>
    <meta:editing-duration>PT5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75" meta:character-count="412" meta:non-whitespace-character-count="366"/>
  </office:meta>
</office:document-meta>
</file>